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officeooo:rsid="0001df0d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ubectl scale --replicas=3 deployment nginx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0:49:54.030087425</meta:creation-date>
    <dc:date>2022-04-04T20:55:41.126674177</dc:date>
    <meta:editing-duration>PT1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43" meta:non-whitespace-character-count="39"/>
  </office:meta>
</office:document-meta>
</file>